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solid" draw:fill-color="#2b2b2b"/>
      <style:paragraph-properties fo:background-color="#2b2b2b" fo:padding="0in" fo:border="none" style:shadow="none"/>
    </style:style>
    <style:style style:name="T1" style:family="text">
      <style:text-properties fo:color="#a9b7c6" loext:opacity="100%" style:font-name="JetBrains Mono" fo:font-size="10pt" fo:font-style="normal" fo:font-weight="normal" style:font-size-asian="10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line-break/>Introduction:<text:line-break/>At our furniture store, we prioritize the satisfaction and privacy of our customers. To ensure a seamless and secure online shopping experience, we have established a comprehensive website policy that outlines our commitment to protecting customer information and providing transparent terms and conditions. In this article, we will discuss the key elements of our website policy.<text:line-break/><text:line-break/>1. Data Protection:<text:line-break/>We understand the importance of safeguarding customer data and have implemented robust security measures to protect personal information. Our website utilizes encryption technology to secure all data transmitted between customers and our servers. We adhere to applicable data protection laws and regulations, ensuring that customer information is stored securely and used solely for the purpose of order processing and communication.<text:line-break/><text:line-break/>2. Privacy Policy:<text:line-break/>Our privacy policy outlines how we collect, use, and disclose customer information. We are committed to respecting the privacy rights of our customers and only collect necessary data to fulfill orders and provide personalized services. We do not sell or share customer information with third parties without explicit consent, except as required by law or to facilitate delivery services.<text:line-break/><text:line-break/>3. Terms and Conditions:<text:line-break/>Our website's terms and conditions clearly define the rights and responsibilities of both the customer and the furniture store. This includes details regarding product descriptions, pricing, payment methods, cancellation and return policies, and warranty information. By placing an order on our website, customers agree to abide by these terms and conditions.<text:line-break/><text:line-break/>4. Cookies:<text:line-break/>We use cookies on our website to enhance the browsing experience and gather anonymous statistical information. Cookies are small text files that are stored on a user's device to track preferences and improve website functionality. Customers have the option to accept or decline cookies through their browser settings.<text:line-break/><text:line-break/>5. External Links:<text:line-break/>Our website may contain links to external websites for additional information or convenience. However, we are not responsible for the content or privacy practices of these third-party websites. Customers are encouraged to review the privacy policies of any external sites they visit.<text:line-break/><text:line-break/>6. Communication:<text:line-break/>We may send promotional emails and newsletters to customers who have provided their consent. Customers have the option to unsubscribe from these communications at any time. We will only contact customers regarding their orders or other essential updates if necessary.<text:line-break/><text:line-break/>Conclusion:<text:line-break/>Our website policy reflects our commitment to providing a secure and transparent online shopping experience for our customers. By prioritizing data protection, outlining clear terms and conditions, and respecting customer privacy, we aim to build trust and ensure customer satisfaction. We encourage customers to review our website policy to understand their rights and responsibilities when using our websi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02:57:35.034898130</meta:creation-date>
    <dc:date>2023-09-28T02:58:33.776830812</dc:date>
    <meta:editing-duration>PT59S</meta:editing-duration>
    <meta:editing-cycles>1</meta:editing-cycles>
    <meta:document-statistic meta:table-count="0" meta:image-count="0" meta:object-count="0" meta:page-count="1" meta:paragraph-count="1" meta:word-count="433" meta:character-count="2990" meta:non-whitespace-character-count="2550"/>
    <meta:generator>LibreOffice/7.3.7.2$Linux_X86_64 LibreOffice_project/30$Build-2</meta:generator>
  </office:meta>
</office:document-meta>
</file>